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Roboto, Oxygen, Ubuntu, Cantarell, 'Fira Sans', 'Droid Sans', 'Helvetica Neue', sans-serif"/>
    <style:font-face style:name="apple-system1" svg:font-family="apple-system, system-ui, Helvetica, Arial, sans-serif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paragraph-rsid="00168241"/>
    </style:style>
    <style:style style:name="P3" style:family="paragraph" style:parent-style-name="Standard">
      <style:text-properties officeooo:paragraph-rsid="0016b2fe"/>
    </style:style>
    <style:style style:name="P4" style:family="paragraph" style:parent-style-name="Standard">
      <style:text-properties fo:color="#000000" style:font-name="Liberation Mono"/>
    </style:style>
    <style:style style:name="P5" style:family="paragraph" style:parent-style-name="Standard">
      <style:text-properties fo:color="#000000" style:font-name="Liberation Mono" fo:font-size="12pt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Mono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Mono" fo:font-size="12pt" fo:letter-spacing="normal" fo:font-style="normal" fo:font-weight="normal" officeooo:paragraph-rsid="0016b2fe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/>
    </style:style>
    <style:style style:name="P9" style:family="paragraph" style:parent-style-name="Standard">
      <style:text-properties fo:color="#000000" style:font-name="Liberation Mono"/>
    </style:style>
    <style:style style:name="P10" style:family="paragraph" style:parent-style-name="Standard">
      <style:text-properties fo:color="#000000" style:font-name="Liberation Mono" officeooo:rsid="00198fda" officeooo:paragraph-rsid="00198fda"/>
    </style:style>
    <style:style style:name="P11" style:family="paragraph" style:parent-style-name="Standard">
      <style:text-properties style:font-name="Liberation Mono"/>
    </style:style>
    <style:style style:name="P12" style:family="paragraph" style:parent-style-name="Standard">
      <style:text-properties style:font-name="Liberation Mono" officeooo:rsid="00198fda" officeooo:paragraph-rsid="00198fda"/>
    </style:style>
    <style:style style:name="P13" style:family="paragraph" style:parent-style-name="Standard">
      <style:text-properties style:font-name="Liberation Mono" fo:font-size="12pt" style:font-size-asian="12pt" style:font-size-complex="12pt"/>
    </style:style>
    <style:style style:name="P14" style:family="paragraph" style:parent-style-name="Text_20_body">
      <style:text-properties fo:color="#000000" style:font-name="Liberation Mono" fo:font-size="12pt" style:font-size-asian="12pt" style:font-size-complex="12pt"/>
    </style:style>
    <style:style style:name="P15" style:family="paragraph" style:parent-style-name="Text_20_body" style:list-style-name="L1">
      <style:paragraph-properties fo:line-height="156%" fo:orphans="2" fo:widows="2"/>
      <style:text-properties fo:font-variant="normal" fo:text-transform="none" fo:color="#000000" style:font-name="apple-system1" fo:font-size="12pt" fo:letter-spacing="normal" fo:font-style="normal" fo:font-weight="normal"/>
    </style:style>
    <style:style style:name="P16" style:family="paragraph" style:parent-style-name="Text_20_body" style:list-style-name="L1">
      <style:paragraph-properties fo:line-height="156%" fo:orphans="2" fo:widows="2"/>
      <style:text-properties fo:font-variant="normal" fo:text-transform="none" fo:color="#000000" style:font-name="apple-system1" fo:font-size="12pt" fo:letter-spacing="normal" fo:font-style="normal" fo:font-weight="normal" officeooo:paragraph-rsid="00198fda"/>
    </style:style>
    <style:style style:name="P17" style:family="paragraph" style:parent-style-name="Text_20_body">
      <style:text-properties fo:font-variant="normal" fo:text-transform="none" fo:color="#000000" style:font-name="Liberation Mono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line-height="156%" fo:orphans="2" fo:widows="2"/>
      <style:text-properties officeooo:paragraph-rsid="00198fda"/>
    </style:style>
    <style:style style:name="P19" style:family="paragraph" style:parent-style-name="Text_20_body" style:list-style-name="L2">
      <style:paragraph-properties fo:margin-top="0in" fo:margin-bottom="0.1043in" loext:contextual-spacing="false" fo:orphans="2" fo:widows="2"/>
      <style:text-properties fo:font-variant="normal" fo:text-transform="none" fo:color="#000000" style:font-name="Liberation Mono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font-name="Liberation Mono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68241" style:font-size-asian="12pt" style:font-size-complex="12pt"/>
    </style:style>
    <style:style style:name="T4" style:family="text">
      <style:text-properties fo:font-variant="normal" fo:text-transform="none" fo:color="#000000" style:font-name="BlinkMacSystemFont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BlinkMacSystemFont" fo:font-size="12pt" fo:letter-spacing="normal" fo:font-style="normal" fo:font-weight="normal" officeooo:rsid="0016b2fe"/>
    </style:style>
    <style:style style:name="T6" style:family="text">
      <style:text-properties fo:font-variant="normal" fo:text-transform="none" fo:color="#000000" style:font-name="apple-system1" fo:font-size="12pt" fo:letter-spacing="normal" fo:font-style="normal" fo:font-weight="bold"/>
    </style:style>
    <style:style style:name="T7" style:family="text">
      <style:text-properties fo:font-variant="normal" fo:text-transform="none" fo:color="#000000" style:font-name="apple-system1" fo:font-size="12pt" fo:letter-spacing="normal" fo:font-style="normal" fo:font-weight="normal"/>
    </style:style>
    <style:style style:name="T8" style:family="text">
      <style:text-properties fo:font-variant="normal" fo:text-transform="none" fo:color="#000000" style:font-name="monospace" fo:font-size="12pt" fo:letter-spacing="normal" fo:font-style="normal" fo:font-weight="normal"/>
    </style:style>
    <style:style style:name="T9" style:family="text">
      <style:text-properties fo:font-variant="normal" fo:text-transform="none" fo:color="#bdc1c6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bdc1c6" fo:letter-spacing="normal"/>
    </style:style>
    <style:style style:name="T11" style:family="text">
      <style:text-properties fo:font-variant="normal" fo:text-transform="none" style:font-name="arial" fo:font-size="12pt" fo:letter-spacing="normal" fo:font-style="normal" fo:font-weight="normal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color="#000000" style:font-name="Liberation Mono"/>
    </style:style>
    <style:style style:name="T14" style:family="text">
      <style:text-properties fo:color="#000000" style:font-name="Liberation Mono" officeooo:rsid="0016b2fe"/>
    </style:style>
    <style:style style:name="T15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такое JSX?</text:p>
      <text:p text:style-name="P6">JSX это расширение синтаксиса JavaScript.JSX производит «элементы» React.</text:p>
      <text:p text:style-name="P1"/>
      <text:p text:style-name="P1">Что такое Virtual DOM в React и как он работает?</text:p>
      <text:p text:style-name="P2"><text:span text:style-name="T2">Виртуальный DOM (VDOM) — это концепция программирования, в которой идеальное или «виртуальное» представление пользовательского интерфейса хранится в памяти и синхронизируется с «настоящим» DOM при помощи библиотеки, такой как ReactDOM. Этот процесс называется </text:span><text:span text:style-name="T3">согласованием</text:span><text:span text:style-name="T2">.</text:span></text:p>
      <text:p text:style-name="P5"/>
      <text:p text:style-name="P4">Что такое render() и зачем он нужен?</text:p>
      <text:p text:style-name="P7">Компонент со свойством render принимает функцию, которая возвращает элемент React, и вызывает её вместо реализации своей собственной логики отрисовки.</text:p>
      <text:p text:style-name="P4"/>
      <text:p text:style-name="P4">Что такое props?</text:p>
      <text:p text:style-name="P8">props (пропсы) — это входные данные React-компонентов, передаваемые от родительского компонента дочернему компоненту. </text:p>
      <text:p text:style-name="P4"/>
      <text:p text:style-name="P4">Как передать компонете props?</text:p>
      <text:p text:style-name="P10">props всегда приходит в компоненту. Чтобы передать его, нужно воспользоваться ключеваым словом props и выбрать нужные данные.</text:p>
      <text:p text:style-name="P4"/>
      <text:p text:style-name="P4">Что такое state и как он используется?</text:p>
      <text:p text:style-name="P8">Объект state описывает внутреннее состояние компонента, </text:p>
      <text:p text:style-name="P4"/>
      <text:p text:style-name="P3"><text:span text:style-name="T13">В чем отличия state и props</text:span><text:span text:style-name="T14">? </text:span></text:p>
      <text:p text:style-name="P3"><text:span text:style-name="T14">props </text:span><text:span text:style-name="T4">передается компоненту (аналогично параметрам функции), тогда как </text:span><text:span text:style-name="T5">state </text:span><text:span text:style-name="T4">управляется внутри</text:span><text:span text:style-name="T1"> </text:span><text:span text:style-name="T4">компонента (подобно переменным, объявленным внутри функции).</text:span></text:p>
      <text:p text:style-name="P1"/>
      <text:p text:style-name="P1">Как можно обновить state компоненты?</text:p>
      <text:p text:style-name="P12">useEffect</text:p>
      <text:p text:style-name="P1"/>
      <text:p text:style-name="P1">Как избавиться от неявного изменения state?</text:p>
      <text:p text:style-name="P1"/>
      <text:p text:style-name="P1">Что такое жизненный цикл компоненты React?</text:p>
      <text:p text:style-name="Text_20_body"><text:span text:style-name="T7">В процессе работы компонент проходит через ряд этапов жизненного цикла. На каждом из этапов вызывается определенная функция, в которой мы можем определить какие-либо действия:</text:span></text:p>
      <text:p text:style-name="P1"/>
      <text:p text:style-name="P1">Какие методы жизненного цкила React существуют? Объясни каждый метод жизненного цикла компонента</text:p>
      <text:list xml:id="list3379717634" text:style-name="L1">
        <text:list-item>
          <text:p text:style-name="P16"><text:span text:style-name="T15">constructor(props)</text:span>: конструктор, в котором происходит начальная инициализация компонента</text:p>
        </text:list-item>
        <text:list-item>
          <text:p text:style-name="P18"><text:span text:style-name="T6">static getDerivedStateFromProps(props, state)</text:span><text:span text:style-name="T7">: вызывается непосредственно перед рендерингом компонента. Этот метод не имеет доступа к текущему объекту компонента (то есть обратиться </text:span><text:soft-page-break/><text:span text:style-name="T7">к объкту компоненту через this) и должен возвращать объект для обновления объекта state или значение </text:span><text:span text:style-name="Source_20_Text"><text:span text:style-name="T8">null</text:span></text:span><text:span text:style-name="T7">, если нечего обновлять.</text:span></text:p>
        </text:list-item>
        <text:list-item>
          <text:p text:style-name="P16"><text:span text:style-name="T15">render()</text:span>: рендеринг компонента</text:p>
        </text:list-item>
        <text:list-item>
          <text:p text:style-name="P16"><text:span text:style-name="T15">componentDidMount()</text:span>: вызывается после рендеринга компонента. Здесь можно выполнять запросы к удаленным ресурсам</text:p>
        </text:list-item>
        <text:list-item>
          <text:p text:style-name="P16"><text:span text:style-name="T15">componentWillUnmount()</text:span>: вызывается перед удалением компонента из DOM</text:p>
        </text:list-item>
      </text:list>
      <text:p text:style-name="P1"/>
      <text:p text:style-name="P1"/>
      <text:p text:style-name="P1">Какие события есть в React?</text:p>
      <text:p text:style-name="P17">Обработка событий в React-элементах очень похожа на обработку событий в DOM-элементах. Но есть несколько синтаксических отличий:</text:p>
      <text:p text:style-name="P14"/>
      <text:list xml:id="list3632207744" text:style-name="L2">
        <text:list-item>
          <text:p text:style-name="P19">События React именованы с использованием верблюжьей нотации вместо нижнего регистра.</text:p>
        </text:list-item>
        <text:list-item>
          <text:p text:style-name="P19">С помощью JSX в качестве обработчика события вы передаете функцию, а не строку</text:p>
        </text:list-item>
      </text:list>
      <text:p text:style-name="P13"/>
      <text:p text:style-name="P1"/>
      <text:p text:style-name="P1">Что такое refs в React?</text:p>
      <text:p text:style-name="P4"><text:span text:style-name="T11">ref </text:span><text:span text:style-name="T12">— </text:span><text:span text:style-name="T11">это атрибут компонента, значением которого должен быть объект, созданный в конструкторе через функцию React. createRef() . Этот объект, в отличие от остальных данных, которые находятся в props или state, хранится как обычное свойство объекта. Имя свойства можно выбрать произволь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Roboto, Oxygen, Ubuntu, Cantarell, 'Fira Sans', 'Droid Sans', 'Helvetica Neue', sans-serif"/>
    <style:font-face style:name="apple-system1" svg:font-family="apple-system, system-ui, Helvetica, Arial, sans-serif"/>
    <style:font-face style:name="arial" svg:font-family="arial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6:53:05.314842256</meta:creation-date>
    <dc:date>2022-06-24T10:11:25.964069854</dc:date>
    <meta:editing-duration>PT19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370" meta:character-count="2811" meta:non-whitespace-character-count="2473"/>
  </office:meta>
</office:document-meta>
</file>